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>
      <style:text-properties fo:color="#ce181e"/>
    </style:style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 style:list-style-name="L2">
      <style:paragraph-properties fo:margin-top="0in" fo:margin-bottom="0in" loext:contextual-spacing="false"/>
    </style:style>
    <style:style style:name="P6" style:family="paragraph" style:parent-style-name="Text_20_body" style:list-style-name="L3">
      <style:paragraph-properties fo:margin-top="0in" fo:margin-bottom="0in" loext:contextual-spacing="false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fo:color="#ce181e"/>
    </style:style>
    <style:style style:name="P8" style:family="paragraph" style:parent-style-name="Text_20_body" style:list-style-name="L3">
      <style:paragraph-properties fo:margin-top="0in" fo:margin-bottom="0in" loext:contextual-spacing="false"/>
      <style:text-properties fo:color="#ce181e"/>
    </style:style>
    <style:style style:name="P9" style:family="paragraph" style:parent-style-name="Text_20_body" style:list-style-name="L1">
      <style:paragraph-properties fo:margin-top="0in" fo:margin-bottom="0in" loext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fo:font-style="italic" fo:font-weight="bold" officeooo:paragraph-rsid="001c6ab8" style:font-style-asian="italic" style:font-weight-asian="bold" style:font-style-complex="italic" style:font-weight-complex="bold"/>
    </style:style>
    <style:style style:name="T1" style:family="text">
      <style:text-properties officeooo:rsid="001c6ab8"/>
    </style:style>
    <style:style style:name="T2" style:family="text">
      <style:text-properties fo:color="#ce181e" officeooo:rsid="001c6ab8"/>
    </style:style>
    <style:style style:name="T3" style:family="text">
      <style:text-properties fo:color="#ce181e" fo:font-size="15pt" officeooo:rsid="001c6ab8" style:font-size-asian="15pt" style:font-size-complex="15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Kuksa_App_IDE"/>Kuksa App IDE</text:h>
      <text:list xml:id="list1508646793" text:style-name="L1">
        <text:list-item>
          <text:p text:style-name="P4">Getting Started with the App IDE </text:p>
          <text:list>
            <text:list-item>
              <text:p text:style-name="P4">Required System Configuration </text:p>
            </text:list-item>
            <text:list-item>
              <text:p text:style-name="P4">How to set up the IDE </text:p>
            </text:list-item>
            <text:list-item>
              <text:p text:style-name="P9">Writing your first Kuksa In-Vehicle App <text:span text:style-name="T3">(under development)</text:span></text:p>
            </text:list-item>
            <text:list-item>
              <text:p text:style-name="P10">Writing your first Kuksa Cloud App <text:span text:style-name="T3">(under development)</text:span></text:p>
            </text:list-item>
            <text:list-item>
              <text:p text:style-name="P7">Testing your Apps </text:p>
            </text:list-item>
            <text:list-item>
              <text:p text:style-name="P7">Deploying your apps </text:p>
            </text:list-item>
            <text:list-item>
              <text:p text:style-name="P7">Install your In-Vehicle App in your car (see In-Vehicle platform Getting Started) </text:p>
            </text:list-item>
            <text:list-item>
              <text:p text:style-name="P7">Install your Cloud App in your Cloud (see Cloud platform Getting Started)</text:p>
            </text:list-item>
          </text:list>
        </text:list-item>
        <text:list-item>
          <text:p text:style-name="P1">Some Kuksa App examples</text:p>
        </text:list-item>
      </text:list>
      <text:h text:style-name="Heading_20_1" text:outline-level="1"><text:bookmark text:name="Kuksa_In-Vehicle_platform"/>Kuksa In-Vehicle platform</text:h>
      <text:list xml:id="list1976057584" text:style-name="L2">
        <text:list-item>
          <text:p text:style-name="P5">Getting started with the In-Vehicle platform </text:p>
          <text:list>
            <text:list-item>
              <text:p text:style-name="P5">Required System Configuration (HW/SW) </text:p>
            </text:list-item>
            <text:list-item>
              <text:p text:style-name="P5">Set up the platform </text:p>
              <text:list>
                <text:list-item>
                  <text:p text:style-name="P5">using a RPi </text:p>
                </text:list-item>
                <text:list-item>
                  <text:p text:style-name="P5">using XXX?</text:p>
                </text:list-item>
              </text:list>
            </text:list-item>
            <text:list-item>
              <text:p text:style-name="P5">Connect the platform to a Kuksa portal </text:p>
            </text:list-item>
            <text:list-item>
              <text:p text:style-name="P5">Search for an In-Vehicle App </text:p>
            </text:list-item>
            <text:list-item>
              <text:p text:style-name="P5">Install an In-Vehicle App </text:p>
            </text:list-item>
            <text:list-item>
              <text:p text:style-name="P5">Test the In-Vehicle App</text:p>
            </text:list-item>
          </text:list>
        </text:list-item>
        <text:list-item>
          <text:p text:style-name="P5">Configure the In-Vehicle platform </text:p>
        </text:list-item>
        <text:list-item>
          <text:p text:style-name="P5">Overview of the In-Vehicle platform and its architecture </text:p>
        </text:list-item>
        <text:list-item>
          <text:p text:style-name="P2">Overview of the Kuksa In-Vehicle API</text:p>
        </text:list-item>
      </text:list>
      <text:h text:style-name="Heading_20_1" text:outline-level="1"><text:bookmark text:name="Kuksa_Cloud_Platform"/>Kuksa Cloud Platform</text:h>
      <text:list xml:id="list3891677540" text:style-name="L3">
        <text:list-item>
          <text:p text:style-name="P6">Getting started with the Cloud platform </text:p>
          <text:list>
            <text:list-item>
              <text:p text:style-name="P6">Required System Configuration </text:p>
            </text:list-item>
            <text:list-item>
              <text:p text:style-name="P8">Installing and testing the Cloud platform </text:p>
            </text:list-item>
            <text:list-item>
              <text:p text:style-name="P8">Installing a Cloud App and its In-Vehicle App </text:p>
            </text:list-item>
            <text:list-item>
              <text:p text:style-name="P8">Testing the Cloud App</text:p>
            </text:list-item>
          </text:list>
        </text:list-item>
        <text:list-item>
          <text:p text:style-name="P6">Configuring the Cloud platform </text:p>
        </text:list-item>
        <text:list-item>
          <text:p text:style-name="P6">Overview of the Cloud platform and its architecture </text:p>
        </text:list-item>
        <text:list-item>
          <text:p text:style-name="P6">Overview of the Kuksa Cloud API </text:p>
        </text:list-item>
        <text:list-item>
          <text:p text:style-name="P3">Marketplace presentation and feature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23:37:57.216238065</meta:creation-date>
    <dc:date>2019-06-25T23:44:25.547246542</dc:date>
    <meta:editing-duration>PT6M28S</meta:editing-duration>
    <meta:editing-cycles>1</meta:editing-cycles>
    <meta:document-statistic meta:table-count="0" meta:image-count="0" meta:object-count="0" meta:page-count="1" meta:paragraph-count="34" meta:word-count="211" meta:character-count="1203" meta:non-whitespace-character-count="1035"/>
    <meta:generator>LibreOffice/6.0.7.3$Linux_X86_64 LibreOffice_project/00m0$Build-3</meta:generator>
  </office:meta>
</office:document-meta>
</file>